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Firma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string">
            <text:p>Müller</text:p>
          </table:table-cell>
        </table:table-row>
        <table:table-row table:style-name="ro2">
          <table:table-cell office:value-type="string">
            <text:p>Doro</text:p>
          </table:table-cell>
          <table:table-cell office:value-type="string">
            <text:p>Thea</text:p>
          </table:table-cell>
        </table:table-row>
        <table:table-row table:style-name="ro1">
          <table:table-cell office:value-type="string">
            <text:p>Karl</text:p>
          </table:table-cell>
          <table:table-cell office:value-type="string">
            <text:p>Klamm</text:p>
          </table:table-cell>
        </table:table-row>
        <table:table-row table:style-name="ro1">
          <table:table-cell office:value-type="string">
            <text:p>Gustav</text:p>
          </table:table-cell>
          <table:table-cell office:value-type="string">
            <text:p>Gans</text:p>
          </table:table-cell>
        </table:table-row>
        <table:table-row table:style-name="ro1">
          <table:table-cell office:value-type="string">
            <text:p>Heinrich</text:p>
          </table:table-cell>
          <table:table-cell office:value-type="string">
            <text:p>Wurst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15.06.2017</text:date>, <text:time>23:1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Berger</meta:initial-creator>
    <meta:creation-date>2017-06-15T23:12:38.35</meta:creation-date>
    <dc:date>2017-06-15T23:13:46.57</dc:date>
    <dc:creator>Stefan Berger</dc:creator>
    <meta:editing-duration>PT1M8S</meta:editing-duration>
    <meta:editing-cycles>1</meta:editing-cycles>
    <meta:document-statistic meta:table-count="3" meta:cell-count="12" meta:object-count="0"/>
    <meta:generator>OpenOffice/4.1.3$Win32 OpenOffice.org_project/413m1$Build-9783</meta:generator>
  </office:meta>
</office:document-meta>
</file>